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200.00%" fo:text-align="center"/>
    </style:style>
    <style:style style:name="P2" style:family="paragraph">
      <style:paragraph-properties fo:line-height="115.00%" fo:text-align="justify" fo:margin-left="0.00pt" fo:text-indent="29.60pt"/>
    </style:style>
  </office:automatic-styles>
  <office:body>
    <office:text>
      <text:p text:style-name="P1"><text:span text:style-name="T1">Перевод</text:span></text:p>
      <text:p text:style-name="P1"><text:span text:style-name="T1">Вступление</text:span></text:p>
      <text:p text:style-name="P2"><text:span text:style-name="T2">Один из важнейших аспектов написания поддерживаемого кода - это способность замечать повторяющиеся шаблоны в коде и оптимизировать их</text:span><text:span text:style-name="T3">.</text:span><text:span text:style-name="T4"><text:s/>В этой области знание шаблонов проектирования может быть неоценимым</text:span><text:span text:style-name="T5">.</text:span></text:p>
      <text:p text:style-name="P2"><text:span text:style-name="T6">В первой части этой книги мы рассмотрим историю и важность шаблонов проектирования которые могут быть применены в любом языке программирования</text:span><text:span text:style-name="T7">.</text:span><text:span text:style-name="T8"><text:s/></text:span></text:p>
      <text:p text:style-name="P2"><text:span text:style-name="T8">Шаблоны проектирования можно встретить ещё в ранних работах архитектора по имени Кристофор Александр</text:span><text:span text:style-name="T9">.</text:span><text:span text:style-name="T10"><text:s/>Он часто писал статьи об его опыте в решении проблем проектирования и о том</text:span><text:span text:style-name="T11">,</text:span><text:span text:style-name="T12"><text:s/>как они связаны со зданиями и городами</text:span><text:span text:style-name="T13">.</text:span><text:span text:style-name="T14"><text:s/>Как-то раз</text:span><text:span text:style-name="T15"><text:s/></text:span><text:span text:style-name="T16">Александр заметил что при использовании снова и снова некоторые конструкции приводят к желаемому оптимальному эффекту</text:span><text:span text:style-name="T17">.</text:span><text:span text:style-name="T18"/></text:p>
      <text:p text:style-name="P2"><text:span text:style-name="T18">В сотрудничестве с Сарой Ишикава и Мюрреем Сильверштейном</text:span><text:span text:style-name="T19">,</text:span><text:span text:style-name="T20"><text:s/>Александр разработал язык шаблонов который помог всем желающим проектировать и строить в любом масштабе</text:span><text:span text:style-name="T21">.<text:s/></text:span><text:span text:style-name="T22">Работа была опубликована в 1977 году в документе под названием "Язык Шаблонов"</text:span><text:span text:style-name="T23">,</text:span><text:span text:style-name="T24"><text:s/>который позже была выпущен как полноценная книга в твердом переплете</text:span><text:span text:style-name="T25">.</text:span></text:p>
      <text:p text:style-name="P2"><text:span text:style-name="T26">Примерно 30 лет назад разработчики программного обеспечения начали включать принципы описанные Александром в первую документацию про шаблоны проектирования</text:span><text:span text:style-name="T27">,</text:span><text:span text:style-name="T28"><text:s/>которая должна была стать руководством для новичков желающих повысить их скиллы программирования</text:span><text:span text:style-name="T29">.</text:span><text:span text:style-name="T30"><text:s/>Важно отметить что концепции шаблонов проектирования на самом деле были в индустрии программирования с момента ее создания</text:span><text:span text:style-name="T31">,</text:span><text:span text:style-name="T32"><text:s/>хотя и в менее формализованной форме</text:span><text:span text:style-name="T33">.</text:span></text:p>
      <text:p text:style-name="P2"><text:span text:style-name="T34">Одной из первых и</text:span><text:span text:style-name="T35">,</text:span><text:span text:style-name="T36"><text:s/>возможно</text:span><text:span text:style-name="T37">,</text:span><text:span text:style-name="T38"><text:s/>наиболее знаковых работ</text:span><text:span text:style-name="T39"><text:s/></text:span><text:span text:style-name="T40">опубликованных по шаблонам проектирования была книга 1995 года "Шаблоны проектирования</text:span><text:span text:style-name="T41">:</text:span><text:span text:style-name="T42"><text:s/>Элементы реюзабельного объектно-ориентированного ПО"</text:span><text:span text:style-name="T43">.</text:span><text:span text:style-name="T44"><text:s/>Она была написана Эриком Гамма</text:span><text:span text:style-name="T45">,</text:span><text:span text:style-name="T46"><text:s/>Ричардом Хельмом</text:span><text:span text:style-name="T47">,</text:span><text:span text:style-name="T48"><text:s/>Ральфом Джонсоном и Джоном Влиссидом - группой которая стала известна как "Банда Четырех" (или Б4 для краткости)</text:span><text:span text:style-name="T49">.</text:span></text:p>
      <text:p text:style-name="P2"><text:span text:style-name="T50">Публикация Б4 считается весьма полезной для дальнейшего продвижения концепции шаблонов проектирования в нашей области</text:span><text:span text:style-name="T51">,</text:span><text:span text:style-name="T52"><text:s/>поскольку она описывает ряд методов разработки и ловушек</text:span><text:span text:style-name="T53">,</text:span><text:span text:style-name="T54"><text:s/>а так же предоставляет 23 основных шаблона проектирования объектно-ориентированного ПО</text:span><text:span text:style-name="T55">,</text:span><text:span text:style-name="T56"><text:s/>которые часто используются в мире сегодня</text:span><text:span text:style-name="T57">.</text:span><text:span text:style-name="T58"><text:s/>Мы рассмотрим эти шаблоны более детально в разделе "Категории шаблонов проектирования"</text:span><text:span text:style-name="T59">.</text:span><text:span text:style-name="T60"/></text:p>
      <text:p text:style-name="P2"><text:span text:style-name="T60">В этой книге мы рассмотрим несколько популярных</text:span><text:span text:style-name="T61"><text:s/></text:span><text:span text:style-name="T62">JavaScript</text:span><text:span text:style-name="T63"><text:s/>шаблонов проектирования и используем</text:span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